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.415cm" fo:margin-left="-1.693cm" fo:margin-top="0cm" fo:margin-bottom="0cm" table:align="left" style:writing-mode="lr-tb"/>
    </style:style>
    <style:style style:name="Таблица1.A" style:family="table-column">
      <style:table-column-properties style:column-width="7.405cm"/>
    </style:style>
    <style:style style:name="Таблица1.B" style:family="table-column">
      <style:table-column-properties style:column-width="11.01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Таблица1.2" style:family="table-row">
      <style:table-row-properties style:min-row-height="0.499cm" fo:keep-together="auto"/>
    </style:style>
    <style:style style:name="Таблица1.A2" style:family="table-cell">
      <style:table-cell-properties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1.B2" style:family="table-cell">
      <style:table-cell-properties fo:background-color="#ffffff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Таблица1.A3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Таблица1.A4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1.A16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P1" style:family="paragraph" style:parent-style-name="Standard">
      <style:text-properties fo:language="ru" fo:country="RU" officeooo:paragraph-rsid="00021a41"/>
    </style:style>
    <style:style style:name="P2" style:family="paragraph" style:parent-style-name="Standard">
      <style:text-properties fo:font-size="14pt" fo:language="ru" fo:country="RU" officeooo:paragraph-rsid="00021a41" style:font-size-asian="14pt" style:font-size-complex="14pt"/>
    </style:style>
    <style:style style:name="P3" style:family="paragraph" style:parent-style-name="Standard">
      <style:text-properties fo:font-size="14pt" fo:language="en" fo:country="US" officeooo:paragraph-rsid="00021a41" style:font-size-asian="14pt" style:font-size-complex="14pt"/>
    </style:style>
    <style:style style:name="P4" style:family="paragraph" style:parent-style-name="Standard">
      <style:text-properties fo:language="en" fo:country="US" officeooo:paragraph-rsid="00021a41"/>
    </style:style>
    <style:style style:name="P5" style:family="paragraph" style:parent-style-name="Standard">
      <style:text-properties officeooo:paragraph-rsid="00021a41"/>
    </style:style>
    <style:style style:name="P6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fo:font-size="22pt" fo:letter-spacing="0.035cm" fo:language="ru" fo:country="RU" fo:font-weight="bold" officeooo:paragraph-rsid="00021a41" style:font-size-asian="22pt" style:font-weight-asian="bold" style:font-size-complex="22pt"/>
    </style:style>
    <style:style style:name="P7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officeooo:paragraph-rsid="00021a41"/>
    </style:style>
    <style:style style:name="P8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fo:font-size="14pt" fo:language="ru" fo:country="RU" officeooo:paragraph-rsid="00021a41" style:font-size-asian="14pt"/>
    </style:style>
    <style:style style:name="P9" style:family="paragraph" style:parent-style-name="Standard">
      <style:paragraph-properties fo:margin-left="7.303cm" fo:margin-right="0cm" fo:text-align="justify" style:justify-single-word="false" fo:text-indent="-7.303cm" style:auto-text-indent="false"/>
      <style:text-properties officeooo:paragraph-rsid="00021a41"/>
    </style:style>
    <style:style style:name="P10" style:family="paragraph" style:parent-style-name="Standard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fo:font-size="22pt" fo:letter-spacing="0.035cm" fo:language="ru" fo:country="RU" fo:font-weight="bold" officeooo:rsid="00021a41" officeooo:paragraph-rsid="00021a41" style:font-size-asian="22pt" style:font-weight-asian="bold" style:font-size-complex="22pt"/>
    </style:style>
    <style:style style:name="P11" style:family="paragraph" style:parent-style-name="Standard">
      <style:text-properties fo:font-size="18pt" fo:letter-spacing="0.035cm" fo:language="ru" fo:country="RU" fo:font-weight="bold" officeooo:paragraph-rsid="00021a41" style:font-size-asian="18pt" style:font-weight-asian="bold" style:font-size-complex="18pt"/>
    </style:style>
    <style:style style:name="P12" style:family="paragraph" style:parent-style-name="Standard">
      <style:text-properties fo:font-size="16pt" fo:language="ru" fo:country="RU" officeooo:paragraph-rsid="00021a41" style:font-size-asian="16pt" style:font-size-complex="16pt"/>
    </style:style>
    <style:style style:name="P13" style:family="paragraph" style:parent-style-name="Standard">
      <style:text-properties fo:font-size="14pt" fo:language="ru" fo:country="RU" officeooo:paragraph-rsid="00021a41" style:font-size-asian="14pt" style:font-size-complex="14pt" style:font-weight-complex="bold"/>
    </style:style>
    <style:style style:name="P14" style:family="paragraph" style:parent-style-name="Standard">
      <style:text-properties fo:font-size="14pt" fo:language="ru" fo:country="RU" officeooo:paragraph-rsid="00021a41" style:font-size-asian="14pt" style:font-size-complex="14pt"/>
    </style:style>
    <style:style style:name="P15" style:family="paragraph" style:parent-style-name="Standard">
      <style:text-properties fo:font-size="14pt" fo:language="ru" fo:country="RU" fo:font-weight="bold" officeooo:paragraph-rsid="00021a41" style:font-size-asian="14pt" style:font-weight-asian="bold" style:font-size-complex="14pt"/>
    </style:style>
    <style:style style:name="P16" style:family="paragraph" style:parent-style-name="Standard">
      <style:text-properties fo:font-size="14pt" fo:language="en" fo:country="US" fo:font-weight="bold" officeooo:paragraph-rsid="00021a41" style:font-size-asian="14pt" style:font-weight-asian="bold" style:font-size-complex="14pt"/>
    </style:style>
    <style:style style:name="P17" style:family="paragraph" style:parent-style-name="Standard">
      <style:text-properties fo:font-size="14pt" fo:language="en" fo:country="US" officeooo:paragraph-rsid="00021a41" style:font-size-asian="14pt" style:font-size-complex="14pt"/>
    </style:style>
    <style:style style:name="P18" style:family="paragraph" style:parent-style-name="Standard">
      <style:text-properties fo:font-size="14pt" fo:letter-spacing="0.035cm" fo:language="ru" fo:country="RU" fo:font-weight="bold" officeooo:paragraph-rsid="00021a41" style:font-size-asian="14pt" style:font-weight-asian="bold" style:font-size-complex="14pt"/>
    </style:style>
    <style:style style:name="P19" style:family="paragraph" style:parent-style-name="Standard">
      <style:text-properties fo:font-size="14pt" fo:letter-spacing="0.035cm" fo:language="ru" fo:country="RU" officeooo:paragraph-rsid="00021a41" style:font-size-asian="14pt" style:font-size-complex="14pt"/>
    </style:style>
    <style:style style:name="T1" style:family="text">
      <style:text-properties fo:font-size="14pt" fo:language="ru" fo:country="RU" fo:font-weight="bold" style:font-size-asian="14pt" style:font-weight-asian="bold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fo:font-weight="bold" officeooo:rsid="00021a41" style:font-size-asian="14pt" style:font-weight-asian="bold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style:font-size-asian="14pt" style:font-size-complex="14pt" style:font-weight-complex="bold"/>
    </style:style>
    <style:style style:name="T7" style:family="text">
      <style:text-properties fo:font-size="14pt" fo:language="ru" fo:country="RU" officeooo:rsid="00033f9d" style:font-size-asian="14pt" style:font-size-complex="14pt"/>
    </style:style>
    <style:style style:name="T8" style:family="text">
      <style:text-properties fo:font-size="14pt" fo:language="ru" fo:country="RU" officeooo:rsid="00021a41" style:font-size-asian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021a41" style:font-size-asian="14pt" style:font-size-complex="14pt"/>
    </style:style>
    <style:style style:name="T11" style:family="text">
      <style:text-properties fo:font-size="14pt" fo:language="en" fo:country="US" officeooo:rsid="00021a41" style:font-size-asian="14pt"/>
    </style:style>
    <style:style style:name="T1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гребняк Владимир Александрович</text:p>
      <text:p text:style-name="P6"/>
      <text:p text:style-name="P7"><text:span text:style-name="T1">Дата рождения: <text:s/></text:span><text:span text:style-name="T3">24</text:span><text:span text:style-name="T4">.0</text:span><text:span text:style-name="T8">1</text:span><text:span text:style-name="T4">.199</text:span><text:span text:style-name="T8">4</text:span></text:p>
      <text:p text:style-name="P7"><text:span text:style-name="T1">Адрес: </text:span><text:span text:style-name="T4">г. Харьков, ул. </text:span><text:span text:style-name="T8">Ватутина 107/29</text:span></text:p>
      <text:p text:style-name="P7"><text:span text:style-name="T1">Моб. Тел.: </text:span><text:span text:style-name="T4">(+380) </text:span><text:span text:style-name="T8">50 180 43 25</text:span></text:p>
      <text:p text:style-name="P7"><text:span text:style-name="T1">Эл. почта:</text:span><text:span text:style-name="T4"> </text:span><text:span text:style-name="T11">avatar145@ukr.net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11">Цель</text:p>
          </table:table-cell>
          <table:table-cell table:style-name="Таблица1.B2" office:value-type="string">
            <text:p text:style-name="P12">Ruby on Rails developer trainee</text:p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11">Образование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9"><text:span text:style-name="T5">Сентябрь </text:span><text:span text:style-name="T6">2010 по настоящее</text:span></text:p>
            <text:p text:style-name="P13"/>
          </table:table-cell>
          <table:table-cell table:style-name="Таблица1.B2" office:value-type="string">
            <text:p text:style-name="P5"><text:span text:style-name="T2">Харьковский национальный университет им. В.Н.</text:span><text:span text:style-name="T12"> </text:span><text:span text:style-name="T2">Каразина</text:span></text:p>
            <text:p text:style-name="P2">Механико-математический факультет.</text:p>
            <text:p text:style-name="P2">Кафедра теоретической и прикладной информатики.</text:p>
            <text:p text:style-name="P2">Направление: информатика.</text:p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11">Профессиональные навыки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5">Профессиональные навыки</text:p>
          </table:table-cell>
          <table:table-cell table:style-name="Таблица1.B2" office:value-type="string">
            <text:p text:style-name="P5"><text:span text:style-name="T5">Знание основных алгоритмов и структур данных, </text:span><text:span text:style-name="T7">ООП,</text:span><text:span text:style-name="T5"> шаблонов проектирования</text:span><text:bookmark text:name="_GoBack"/></text:p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15">Языки программирования</text:p>
          </table:table-cell>
          <table:table-cell table:style-name="Таблица1.B2" office:value-type="string">
            <text:p text:style-name="P5"><text:span text:style-name="T9">C/C++, Java EE</text:span><text:span text:style-name="T10">, C#</text:span><text:span text:style-name="T9"> ,</text:span><text:span text:style-name="T10">Ruby</text:span><text:span text:style-name="T9">, JavaScript, SQL</text:span></text:p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16">Web</text:p>
          </table:table-cell>
          <table:table-cell table:style-name="Таблица1.B2" office:value-type="string">
            <text:p text:style-name="P5"><text:span text:style-name="T9">HTML, CSS, XML, JSON, </text:span><text:span text:style-name="T10">Ajax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15">Базы данных</text:p>
          </table:table-cell>
          <table:table-cell table:style-name="Таблица1.B2" office:value-type="string">
            <text:p text:style-name="P5"><text:span text:style-name="T9">MS SQL Server, MySQL, </text:span><text:span text:style-name="T10">SQLite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15">Средства разработки</text:p>
          </table:table-cell>
          <table:table-cell table:style-name="Таблица1.B2" office:value-type="string">
            <text:p text:style-name="P3">Visual Studio 2010/2012, Eclipse IDE, </text:p>
            <text:p text:style-name="P3">MS SQL Manager, Navicat, MySQL Workbench</text:p>
            <text:p text:style-name="P3"/>
            <text:p text:style-name="P3"/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4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11">Дополнительная информация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8">Языки</text:p>
          </table:table-cell>
          <table:table-cell table:style-name="Таблица1.B2" office:value-type="string">
            <text:p text:style-name="P19">Русский, английский, украинский.</text:p>
          </table:table-cell>
        </table:table-row>
        <table:table-row table:style-name="Таблица1.1">
          <table:table-cell table:style-name="Таблица1.A16" table:number-columns-spanned="2" office:value-type="string">
            <text:p text:style-name="P4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1:36:19.556722617</meta:creation-date>
    <dc:date>2014-04-02T21:55:35.984407434</dc:date>
    <meta:editing-duration>PT1M58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1" meta:paragraph-count="28" meta:word-count="102" meta:character-count="796" meta:non-whitespace-character-count="720"/>
  </office:meta>
</office:document-meta>
</file>